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s.Pros( String rate , String vol , String pitch , String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s.Pr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s.setPitch( String pi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s.setRange( String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s.setRate( String 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s.setVol( String v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